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AQUIRAY TAMANI EDWI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540043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634983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EDWIN SAQUIRAY TAMANI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540043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634983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48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992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92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5/09/2021</text:p>
          </table:table-cell>
          <table:table-cell table:style-name="Tabla2.A3" office:value-type="string">
            <text:p text:style-name="P22">72675228</text:p>
          </table:table-cell>
          <table:table-cell table:style-name="Tabla2.D3" office:value-type="string">
            <text:p text:style-name="P23">996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6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5T22:11:3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